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ab2e" officeooo:paragraph-rsid="0014ab2e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4ab2e" officeooo:paragraph-rsid="0014ab2e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14ab2e" officeooo:paragraph-rsid="00164af0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164af0" officeooo:paragraph-rsid="00164af0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164af0" officeooo:paragraph-rsid="0016aeb2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164af0" officeooo:paragraph-rsid="00164af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de05a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ATOS</text:p>
      <text:p text:style-name="P1"><text:span text:style-name="T1"/></text:p>
      <text:p text:style-name="P2">CREATE DATABASE Tech_Solutions_Hub;</text:p>
      <text:p text:style-name="P2"/>
      <text:p text:style-name="P2">USE Tech_Solutions_Hub;</text:p>
      <text:p text:style-name="P3"/>
      <text:p text:style-name="P3">CREATE TABLE Rol(</text:p>
      <text:p text:style-name="P3">id_rol INT NOT NULL PRIMARY KEY AUTO_INCREMENT,</text:p>
      <text:p text:style-name="P3">nombre_rol ENUM('Encargado de Ensamblaje', 'Encargado de Ventas', 'Administrador') NOT NULL);</text:p>
      <text:p text:style-name="P4">INSERT INTO Rol(nombre_rol) VALUES ('Encargado de Ensamblaje'), ('Encargado de Ventas'), ('Administrador');</text:p>
      <text:p text:style-name="P5"/>
      <text:p text:style-name="P5">CREATE TABLE Usuario(</text:p>
      <text:p text:style-name="P5">nombre_usuario VARCHAR(150) NOT NULL PRIMARY KEY,</text:p>
      <text:p text:style-name="P4">password VARCHAR(100) NOT NULL,</text:p>
      <text:p text:style-name="P4">tipo_rol_fk INT NOT NULL,</text:p>
      <text:p text:style-name="P4">FOREIGN KEY(tipo_rol_fk) REFERENCES Rol(id_rol)</text:p>
      <text:p text:style-name="P4">);</text:p>
      <text:p text:style-name="P4"/>
      <text:p text:style-name="P4">CREATE TABLE Tipo_Computadora( nombre_computadora VARCHAR(150) NOT NULL PRIMARY KEY, precio DOUBLE NOT NULL);</text:p>
      <text:p text:style-name="P4"/>
      <text:p text:style-name="P4">CREATE TABLE Ensamblaje( id_ensamblaje INT NOT NULL PRIMARY KEY <text:span text:style-name="T2">AUTO_INCREMENT</text:span>, fecha_ensamblaje DATE NOT NULL, nombre_usuario_fk VARCHAR(150) NOT NULL, tipo_computadora_fk VARCHAR(150) NOT NULL, FOREIGN KEY(nombre_usuario_fk) REFERENCES Usuario(nombre_usuario), FOREIGN KEY(tipo_computadora_fk) REFERENCES Tipo_Computadora(nombre_computadora));</text:p>
      <text:p text:style-name="P4"/>
      <text:p text:style-name="P4">CREATE TABLE Ensamble( id_ensamblaje_pieza INT NOT NULL PRIMARY KEY AUTO_INCREMENT, tipo_pieza VARCHAR(150) NOT NULL, cantidad INT NOT NULL, tipo_computadora_fk1 VARCHAR(150) NOT NULL, FOREIGN KEY(tipo_computadora_fk1) REFERENCES Tipo_Computadora(nombre_computadora));</text:p>
      <text:p text:style-name="P4"/>
      <text:p text:style-name="P4">CREATE TABLE Pieza( id_pieza INT NOT NULL PRIMARY KEY AUTO_INCREMENT, nombre_pieza VARCHAR(150) NOT NULL, precio DOUBLE NOT NULL);</text:p>
      <text:p text:style-name="P4"/>
      <text:p text:style-name="P4">ALTER TABLE Ensamblaje ADD COLUMN eliminado BOOLEAN DEFAULT FALSE;</text:p>
      <text:p text:style-name="P4"/>
      <text:p text:style-name="P4">ALTER TABLE Ensamble ADD COLUMN eliminado BOOLEAN DEFAULT FALSE;</text:p>
      <text:p text:style-name="P4"/>
      <text:p text:style-name="P4">ALTER TABLE Pieza ADD COLUMN eliminado BOOLEAN DEFAULT FALSE;</text:p>
      <text:p text:style-name="P4"/>
      <text:p text:style-name="P4">ALTER TABLE Tipo_Computadora ADD COLUMN eliminado BOOLEAN DEFAULT FALSE;</text:p>
      <text:p text:style-name="P4"/>
      <text:p text:style-name="P4">ALTER TABLE Usuario ADD COLUMN eliminado BOOLEAN DEFAULT FALSE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23:46:31.325676918</meta:creation-date>
    <dc:date>2025-03-12T03:06:00.633546843</dc:date>
    <meta:editing-duration>PT4H22M59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22" meta:word-count="193" meta:character-count="1688" meta:non-whitespace-character-count="1517"/>
  </office:meta>
</office:document-meta>
</file>